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51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30" table:default-cell-style-name="ce19"/>
        <table:table-column table:style-name="co3" table:default-cell-style-name="ce19"/>
        <table:table-column table:style-name="co2" table:number-columns-repeated="32" table:default-cell-style-name="Default"/>
        <table:table-row table:style-name="ro1">
          <table:table-cell table:style-name="ce2" office:value-type="string" calcext:value-type="string" table:number-columns-spanned="34" table:number-rows-spanned="1">
            <text:p>Meal</text:p>
          </table:table-cell>
          <table:covered-table-cell table:style-name="ce16" office:value-type="float" office:value="1" calcext:value-type="float">
            <text:p>1</text:p>
          </table:covered-table-cell>
          <table:covered-table-cell table:style-name="ce16" office:value-type="float" office:value="2" calcext:value-type="float">
            <text:p>2</text:p>
          </table:covered-table-cell>
          <table:covered-table-cell table:style-name="ce16" office:value-type="float" office:value="3" calcext:value-type="float">
            <text:p>3</text:p>
          </table:covered-table-cell>
          <table:covered-table-cell table:style-name="ce16" office:value-type="float" office:value="4" calcext:value-type="float">
            <text:p>4</text:p>
          </table:covered-table-cell>
          <table:covered-table-cell table:style-name="ce16" office:value-type="float" office:value="5" calcext:value-type="float">
            <text:p>5</text:p>
          </table:covered-table-cell>
          <table:covered-table-cell table:style-name="ce16" office:value-type="float" office:value="6" calcext:value-type="float">
            <text:p>6</text:p>
          </table:covered-table-cell>
          <table:covered-table-cell table:style-name="ce16" office:value-type="float" office:value="7" calcext:value-type="float">
            <text:p>7</text:p>
          </table:covered-table-cell>
          <table:covered-table-cell table:style-name="ce16" office:value-type="float" office:value="8" calcext:value-type="float">
            <text:p>8</text:p>
          </table:covered-table-cell>
          <table:covered-table-cell table:style-name="ce16" office:value-type="float" office:value="9" calcext:value-type="float">
            <text:p>9</text:p>
          </table:covered-table-cell>
          <table:covered-table-cell table:style-name="ce16" office:value-type="float" office:value="10" calcext:value-type="float">
            <text:p>10</text:p>
          </table:covered-table-cell>
          <table:covered-table-cell table:style-name="ce16" office:value-type="float" office:value="11" calcext:value-type="float">
            <text:p>11</text:p>
          </table:covered-table-cell>
          <table:covered-table-cell table:style-name="ce16" office:value-type="float" office:value="12" calcext:value-type="float">
            <text:p>12</text:p>
          </table:covered-table-cell>
          <table:covered-table-cell table:style-name="ce16" office:value-type="float" office:value="13" calcext:value-type="float">
            <text:p>13</text:p>
          </table:covered-table-cell>
          <table:covered-table-cell table:style-name="ce16" office:value-type="float" office:value="14" calcext:value-type="float">
            <text:p>14</text:p>
          </table:covered-table-cell>
          <table:covered-table-cell table:style-name="ce16" office:value-type="float" office:value="15" calcext:value-type="float">
            <text:p>15</text:p>
          </table:covered-table-cell>
          <table:covered-table-cell table:style-name="ce16" office:value-type="float" office:value="16" calcext:value-type="float">
            <text:p>16</text:p>
          </table:covered-table-cell>
          <table:covered-table-cell table:style-name="ce16" office:value-type="float" office:value="17" calcext:value-type="float">
            <text:p>17</text:p>
          </table:covered-table-cell>
          <table:covered-table-cell table:style-name="ce16" office:value-type="float" office:value="18" calcext:value-type="float">
            <text:p>18</text:p>
          </table:covered-table-cell>
          <table:covered-table-cell table:style-name="ce16" office:value-type="float" office:value="19" calcext:value-type="float">
            <text:p>19</text:p>
          </table:covered-table-cell>
          <table:covered-table-cell table:style-name="ce16" office:value-type="float" office:value="20" calcext:value-type="float">
            <text:p>20</text:p>
          </table:covered-table-cell>
          <table:covered-table-cell table:style-name="ce16" office:value-type="float" office:value="21" calcext:value-type="float">
            <text:p>21</text:p>
          </table:covered-table-cell>
          <table:covered-table-cell table:style-name="ce16" office:value-type="float" office:value="22" calcext:value-type="float">
            <text:p>22</text:p>
          </table:covered-table-cell>
          <table:covered-table-cell table:style-name="ce16" office:value-type="float" office:value="23" calcext:value-type="float">
            <text:p>23</text:p>
          </table:covered-table-cell>
          <table:covered-table-cell table:style-name="ce16" office:value-type="float" office:value="24" calcext:value-type="float">
            <text:p>24</text:p>
          </table:covered-table-cell>
          <table:covered-table-cell table:style-name="ce16" office:value-type="float" office:value="25" calcext:value-type="float">
            <text:p>25</text:p>
          </table:covered-table-cell>
          <table:covered-table-cell table:style-name="ce16" office:value-type="float" office:value="26" calcext:value-type="float">
            <text:p>26</text:p>
          </table:covered-table-cell>
          <table:covered-table-cell table:style-name="ce16" office:value-type="float" office:value="27" calcext:value-type="float">
            <text:p>27</text:p>
          </table:covered-table-cell>
          <table:covered-table-cell table:style-name="ce16" office:value-type="float" office:value="28" calcext:value-type="float">
            <text:p>28</text:p>
          </table:covered-table-cell>
          <table:covered-table-cell table:style-name="ce16" office:value-type="float" office:value="29" calcext:value-type="float">
            <text:p>29</text:p>
          </table:covered-table-cell>
          <table:covered-table-cell table:style-name="ce16" office:value-type="float" office:value="30" calcext:value-type="float">
            <text:p>30</text:p>
          </table:covered-table-cell>
          <table:covered-table-cell table:number-columns-repeated="3" table:style-name="ce16"/>
          <table:table-cell table:number-columns-repeated="3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8" office:value-type="string" calcext:value-type="string" table:number-columns-spanned="2" table:number-rows-spanned="1">
            <text:p>meal rate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table:number-columns-repeated="32"/>
          <table:table-cell table:style-name="ce8" table:formula="of:=([.AF20]/[.AF16])" office:value-type="float" office:value="37.8311688311688" calcext:value-type="float" table:number-columns-spanned="2" table:number-rows-spanned="14">
            <text:p>37.8311688311688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eme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24"/>
          <table:table-cell table:formula="of:=SUM([.B4:.AE4])" office:value-type="float" office:value="9.5" calcext:value-type="float">
            <text:p>9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5:.AE5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Utsho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formula="of:=SUM([.B6:.AE6])" office:value-type="float" office:value="1" calcext:value-type="float">
            <text:p>1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7:.AE7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inhaj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8:.AE8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9:.AE9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10:.AE10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anjal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formula="of:=SUM([.B11:.AE11])" office:value-type="float" office:value="4" calcext:value-type="float">
            <text:p>4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12:.AE12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13:.AE13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14:.AE14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aki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4"/>
          <table:table-cell table:formula="of:=SUM([.B15:.AE15])" office:value-type="float" office:value="8.5" calcext:value-type="float">
            <text:p>8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:.AF15])" office:value-type="float" office:value="77" calcext:value-type="float">
            <text:p>77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table:style-name="ce2" table:number-columns-spanned="32" table:number-rows-spanned="2"/>
          <table:covered-table-cell table:number-columns-repeated="31"/>
          <table:table-cell table:style-name="ce9" table:number-columns-repeated="32"/>
        </table:table-row>
        <table:table-row table:style-name="ro1">
          <table:covered-table-cell table:number-columns-repeated="32"/>
          <table:table-cell table:style-name="ce9" table:number-columns-repeated="32"/>
        </table:table-row>
        <table:table-row table:style-name="ro1">
          <table:table-cell office:value-type="string" calcext:value-type="string">
            <text:p>Bazer</text:p>
          </table:table-cell>
          <table:table-cell table:number-columns-repeated="3"/>
          <table:table-cell office:value-type="string" calcext:value-type="string">
            <text:p>SHA</text:p>
          </table:table-cell>
          <table:table-cell office:value-type="string" calcext:value-type="string">
            <text:p>iqb</text:p>
          </table:table-cell>
          <table:table-cell office:value-type="string" calcext:value-type="string">
            <text:p>Jaga</text:p>
          </table:table-cell>
          <table:table-cell table:number-columns-repeated="25"/>
          <table:table-cell table:style-name="ce8" office:value-type="string" calcext:value-type="string" table:number-columns-spanned="4" table:number-rows-spanned="1">
            <text:p>Total cost</text:p>
          </table:table-cell>
          <table:covered-table-cell table:number-columns-repeated="3" table:style-name="ce19"/>
          <table:table-cell table:style-name="ce8" office:value-type="string" calcext:value-type="string" table:number-columns-spanned="4" table:number-rows-spanned="1">
            <text:p>Money Has</text:p>
          </table:table-cell>
          <table:covered-table-cell table:number-columns-repeated="3" table:style-name="ce19"/>
          <table:table-cell table:style-name="ce8" table:number-columns-spanned="4" table:number-rows-spanned="1"/>
          <table:covered-table-cell table:number-columns-repeated="3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Taka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 office:value-type="float" office:value="890" calcext:value-type="float">
            <text:p>890</text:p>
          </table:table-cell>
          <table:table-cell office:value-type="float" office:value="1315" calcext:value-type="float">
            <text:p>1315</text:p>
          </table:table-cell>
          <table:table-cell table:number-columns-repeated="24"/>
          <table:table-cell table:formula="of:=SUM([.B20:.AE20])" office:value-type="float" office:value="2913" calcext:value-type="float">
            <text:p>2913</text:p>
          </table:table-cell>
          <table:table-cell table:style-name="ce8" table:formula="of:=SUM([.AF21];[.AF22];[.AF20];[.AF23])" office:value-type="float" office:value="3943" calcext:value-type="float" table:number-columns-spanned="4" table:number-rows-spanned="4">
            <text:p>3943</text:p>
          </table:table-cell>
          <table:covered-table-cell table:number-columns-repeated="3" table:style-name="ce19"/>
          <table:table-cell table:style-name="ce8" table:formula="of:=SUM([.AF40])" office:value-type="float" office:value="9163" calcext:value-type="float" table:number-columns-spanned="4" table:number-rows-spanned="4">
            <text:p>9163</text:p>
          </table:table-cell>
          <table:covered-table-cell table:number-columns-repeated="3" table:style-name="ce19"/>
          <table:table-cell table:style-name="ce8" table:formula="of:=([.AK20]-[.AG20])" office:value-type="float" office:value="5220" calcext:value-type="float" table:number-columns-spanned="4" table:number-rows-spanned="4">
            <text:p>5220</text:p>
          </table:table-cell>
          <table:covered-table-cell table:number-columns-repeated="3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Ga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6"/>
          <table:table-cell table:formula="of:=SUM([.B21:.AE21])" office:value-type="float" office:value="1000" calcext:value-type="float">
            <text:p>100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6"/>
          <table:table-cell table:formula="of:=SUM([.B22:.AE22])" office:value-type="float" office:value="30" calcext:value-type="float">
            <text:p>3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Elc</text:p>
          </table:table-cell>
          <table:table-cell table:style-name="ce8" table:number-columns-spanned="30" table:number-rows-spanned="1"/>
          <table:covered-table-cell table:number-columns-repeated="29"/>
          <table:table-cell table:formula="of:=SUM([.B23])" office:value-type="float" office:value="0" calcext:value-type="float">
            <text:p>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table:style-name="ce17" office:value-type="string" calcext:value-type="string" table:number-columns-spanned="32" table:number-rows-spanned="2">
            <text:p>Taka</text:p>
          </table:table-cell>
          <table:covered-table-cell table:number-columns-repeated="31" table:style-name="ce9"/>
          <table:table-cell table:style-name="ce9" table:number-columns-repeated="32"/>
        </table:table-row>
        <table:table-row table:style-name="ro1">
          <table:covered-table-cell table:style-name="Default"/>
          <table:covered-table-cell table:number-columns-repeated="31" table:style-name="ce9"/>
          <table:table-cell table:style-name="ce9" table:number-columns-repeated="3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8" office:value-type="string" calcext:value-type="string" table:number-columns-spanned="2" table:number-rows-spanned="1">
            <text:p>Basha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table:number-columns-repeated="32"/>
          <table:table-cell table:style-name="ce8" table:number-columns-spanned="2" table:number-rows-spanned="1"/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table:number-columns-repeated="29"/>
          <table:table-cell table:formula="of:=SUM([.B28:.AE28])" office:value-type="float" office:value="74" calcext:value-type="float">
            <text:p>74</text:p>
          </table:table-cell>
          <table:table-cell table:style-name="ce8" table:number-columns-spanned="2" table:number-rows-spanned="1"/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4"/>
          <table:table-cell office:value-type="float" office:value="815" calcext:value-type="float">
            <text:p>815</text:p>
          </table:table-cell>
          <table:table-cell table:number-columns-repeated="25"/>
          <table:table-cell table:formula="of:=SUM([.B29:.AE29])" office:value-type="float" office:value="815" calcext:value-type="float">
            <text:p>815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24"/>
          <table:table-cell table:formula="of:=SUM([.B30:.AE30])" office:value-type="float" office:value="2136" calcext:value-type="float">
            <text:p>2136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table:number-columns-repeated="26"/>
          <table:table-cell table:formula="of:=SUM([.B31:.AE31])" office:value-type="float" office:value="493" calcext:value-type="float">
            <text:p>493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table:number-columns-repeated="29"/>
          <table:table-cell table:formula="of:=SUM([.B32:.AE32])" office:value-type="float" office:value="110" calcext:value-type="float">
            <text:p>110</text:p>
          </table:table-cell>
          <table:table-cell table:style-name="ce1" office:value-type="float" office:value="950" calcext:value-type="float" table:number-columns-spanned="2" table:number-rows-spanned="1">
            <text:p>9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6"/>
          <table:table-cell table:formula="of:=SUM([.B33:.AE33])" office:value-type="float" office:value="550" calcext:value-type="float">
            <text:p>55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5"/>
          <table:table-cell table:formula="of:=SUM([.B34:.AE34])" office:value-type="float" office:value="2284" calcext:value-type="float">
            <text:p>2284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4"/>
          <table:table-cell table:formula="of:=SUM([.B35:.AE35])" office:value-type="float" office:value="1050" calcext:value-type="float">
            <text:p>105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4"/>
          <table:table-cell office:value-type="float" office:value="436" calcext:value-type="float">
            <text:p>436</text:p>
          </table:table-cell>
          <table:table-cell table:number-columns-repeated="25"/>
          <table:table-cell table:formula="of:=SUM([.B36:.AE36])" office:value-type="float" office:value="436" calcext:value-type="float">
            <text:p>436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4"/>
          <table:table-cell office:value-type="float" office:value="1174" calcext:value-type="float">
            <text:p>1174</text:p>
          </table:table-cell>
          <table:table-cell table:number-columns-repeated="25"/>
          <table:table-cell table:formula="of:=SUM([.B37:.AE37])" office:value-type="float" office:value="1174" calcext:value-type="float">
            <text:p>1174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0"/>
          <table:table-cell table:formula="of:=SUM([.B38:.AE38])" office:value-type="float" office:value="0" calcext:value-type="float">
            <text:p>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table:number-columns-repeated="29"/>
          <table:table-cell table:formula="of:=SUM([.B39:.AE39])" office:value-type="float" office:value="41" calcext:value-type="float">
            <text:p>41</text:p>
          </table:table-cell>
          <table:table-cell table:style-name="ce1" office:value-type="float" office:value="950" calcext:value-type="float" table:number-columns-spanned="2" table:number-rows-spanned="1">
            <text:p>950</text:p>
          </table:table-cell>
          <table:covered-table-cell table:style-name="ce16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28:.AF39])" office:value-type="float" office:value="9163" calcext:value-type="float">
            <text:p>9163</text:p>
          </table:table-cell>
          <table:table-cell table:style-name="ce1" table:formula="of:=SUM([.AG27];[.AG28];[.AG29];[.AG30];[.AG31];[.AG32];[.AG33];[.AG34];[.AG35];[.AG36];[.AG37];[.AG38];[.AG39])" office:value-type="float" office:value="11050" calcext:value-type="float" table:number-columns-spanned="2" table:number-rows-spanned="1">
            <text:p>11050</text:p>
          </table:table-cell>
          <table:covered-table-cell table:style-name="ce16"/>
          <table:table-cell table:number-columns-repeated="30"/>
        </table:table-row>
        <table:table-row table:style-name="ro1">
          <table:table-cell table:style-name="ce18" office:value-type="string" calcext:value-type="string" table:number-columns-spanned="32" table:number-rows-spanned="2">
            <text:p>Old Taka</text:p>
          </table:table-cell>
          <table:covered-table-cell table:number-columns-repeated="31" table:style-name="Default"/>
          <table:table-cell table:number-columns-repeated="32"/>
        </table:table-row>
        <table:table-row table:style-name="ro1">
          <table:covered-table-cell table:number-columns-repeated="32" table:style-name="Default"/>
          <table:table-cell table:number-columns-repeated="3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table:number-columns-repeated="28"/>
          <table:table-cell table:formula="of:=SUM([.B45:.AE4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698" calcext:value-type="float">
            <text:p>-698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table:number-columns-repeated="25"/>
          <table:table-cell table:formula="of:=SUM([.B46:.AE4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office:value-type="float" office:value="-136" calcext:value-type="float">
            <text:p>-136</text:p>
          </table:table-cell>
          <table:table-cell table:number-columns-repeated="28"/>
          <table:table-cell table:formula="of:=SUM([.B47:.AE47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-472" calcext:value-type="float">
            <text:p>-472</text:p>
          </table:table-cell>
          <table:table-cell office:value-type="float" office:value="472" calcext:value-type="float">
            <text:p>472</text:p>
          </table:table-cell>
          <table:table-cell table:number-columns-repeated="28"/>
          <table:table-cell table:formula="of:=SUM([.B48:.AE48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office:value-type="float" office:value="-110" calcext:value-type="float">
            <text:p>-110</text:p>
          </table:table-cell>
          <table:table-cell table:number-columns-repeated="28"/>
          <table:table-cell table:formula="of:=SUM([.B49:.AE49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350" calcext:value-type="float">
            <text:p>-35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formula="of:=SUM([.B50:.AE50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7"/>
          <table:table-cell table:formula="of:=SUM([.B51:.AE51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8"/>
          <table:table-cell table:formula="of:=SUM([.B52:.AE52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ahat</text:p>
          </table:table-cell>
          <table:table-cell office:value-type="float" office:value="-264" calcext:value-type="float">
            <text:p>-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25"/>
          <table:table-cell table:formula="of:=SUM([.B53:.AE5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376" calcext:value-type="float">
            <text:p>-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25"/>
          <table:table-cell table:formula="of:=SUM([.B54:.AE5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hfuj</text:p>
          </table:table-cell>
          <table:table-cell office:value-type="float" office:value="-94" calcext:value-type="float">
            <text:p>-94</text:p>
          </table:table-cell>
          <table:table-cell table:number-columns-repeated="29"/>
          <table:table-cell table:formula="of:=SUM([.B55:.AE55])" office:value-type="float" office:value="-94" calcext:value-type="float">
            <text:p>-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table:number-columns-repeated="28"/>
          <table:table-cell table:formula="of:=SUM([.B56:.AE5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5:.AF56])" office:value-type="float" office:value="-94" calcext:value-type="float">
            <text:p>-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LD.M</text:p>
          </table:table-cell>
          <table:table-cell table:number-columns-repeated="30"/>
          <table:table-cell office:value-type="float" office:value="5900" calcext:value-type="float">
            <text:p>59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ew Dhar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6"/>
          <table:table-cell office:value-type="float" office:value="-1900" calcext:value-type="float">
            <text:p>-19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IXED</text:p>
          </table:table-cell>
          <table:table-cell table:number-columns-repeated="30"/>
          <table:table-cell office:value-type="float" office:value="-5994" calcext:value-type="float">
            <text:p>-5994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 table:number-columns-spanned="31" table:number-rows-spanned="1">
            <text:p>Gatti</text:p>
          </table:table-cell>
          <table:covered-table-cell table:number-columns-repeated="30" table:style-name="ce16"/>
          <table:table-cell table:formula="of:=SUM([.AF58:.AF60])" office:value-type="float" office:value="-1994" calcext:value-type="float">
            <text:p>-1994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9:08:20.329486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4:13:30.885122847</meta:creation-date>
    <dc:date>2019-09-06T19:13:05.694003284</dc:date>
    <meta:editing-duration>PT1H43M51S</meta:editing-duration>
    <meta:editing-cycles>17</meta:editing-cycles>
    <meta:generator>LibreOffice/6.3.0.4$Linux_X86_64 LibreOffice_project/30$Build-4</meta:generator>
    <meta:document-statistic meta:table-count="1" meta:cell-count="329" meta:object-count="0"/>
  </office:meta>
</office:document-meta>
</file>